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f413d" draw:textarea-horizontal-align="justify" draw:textarea-vertical-align="middle" draw:auto-grow-height="false" fo:min-height="18.292cm" fo:min-width="16.645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385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-color="#ed1c24" draw:textarea-horizontal-align="justify" draw:textarea-vertical-align="middle" draw:auto-grow-height="false" fo:min-height="0.409cm" fo:min-width="1.329cm"/>
    </style:style>
    <style:style style:name="gr5" style:family="graphic" style:parent-style-name="standard">
      <style:graphic-properties svg:stroke-color="#000000" draw:fill-color="#ed1c24" draw:textarea-horizontal-align="justify" draw:textarea-vertical-align="middle" draw:auto-grow-height="false" fo:min-height="0.408cm" fo:min-width="1.329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1.726cm" fo:min-width="0.165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189cm" fo:min-width="0cm"/>
    </style:style>
    <style:style style:name="gr8" style:family="graphic" style:parent-style-name="standard">
      <style:graphic-properties draw:fill-color="#000000" draw:textarea-horizontal-align="justify" draw:textarea-vertical-align="middle" draw:auto-grow-height="false" fo:min-height="1.725cm" fo:min-width="0.164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188cm" fo:min-width="0cm"/>
    </style:style>
    <style:style style:name="P1" style:family="paragraph">
      <loext:graphic-properties draw:fill-color="#ef413d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145cm" svg:height="18.542cm" svg:x="2.27cm" svg:y="4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4cm" svg:height="0.635cm" svg:x="6.016cm" svg:y="2.6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6.27cm" svg:y="2.6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6.27cm" svg:y="2.9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4cm" svg:height="0.141cm" svg:x="6.27cm" svg:y="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5.953cm" svg:y="2.6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5.953cm" svg:y="2.9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063cm" svg:height="0.141cm" svg:x="5.953cm" svg:y="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657cm" svg:height="1.976cm" svg:x="10.969cm" svg:y="9.015cm">
          <text:p text:style-name="P3">1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3.657cm" svg:height="1.975cm" svg:x="6.648cm" svg:y="14.152cm">
          <text:p text:style-name="P3">2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0.665cm" svg:height="1.976cm" svg:x="5.483cm" svg:y="8.62cm">
          <text:p text:style-name="P3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167cm" svg:height="0.439cm" svg:x="6.148cm" svg:y="8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167cm" svg:height="0.439cm" svg:x="6.148cm" svg:y="9.49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167cm" svg:height="0.439cm" svg:x="6.148cm" svg:y="10.15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165cm" svg:height="0.439cm" svg:x="5.318cm" svg:y="8.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165cm" svg:height="0.439cm" svg:x="5.318cm" svg:y="9.49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165cm" svg:height="0.439cm" svg:x="5.318cm" svg:y="10.1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664cm" svg:height="1.975cm" svg:x="15.789cm" svg:y="14.942cm">
          <text:p text:style-name="P3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168cm" svg:height="0.438cm" svg:x="16.453cm" svg:y="14.94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168cm" svg:height="0.439cm" svg:x="16.453cm" svg:y="15.81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168cm" svg:height="0.438cm" svg:x="16.453cm" svg:y="16.4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165cm" svg:height="0.438cm" svg:x="15.624cm" svg:y="14.94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165cm" svg:height="0.439cm" svg:x="15.624cm" svg:y="15.81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165cm" svg:height="0.438cm" svg:x="15.624cm" svg:y="16.4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665cm" svg:height="1.976cm" svg:x="8.807cm" svg:y="17.312cm">
          <text:p text:style-name="P3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168cm" svg:height="0.439cm" svg:x="9.472cm" svg:y="17.3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168cm" svg:height="0.438cm" svg:x="9.472cm" svg:y="18.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168cm" svg:height="0.439cm" svg:x="9.472cm" svg:y="18.84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165cm" svg:height="0.439cm" svg:x="8.642cm" svg:y="17.3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165cm" svg:height="0.438cm" svg:x="8.642cm" svg:y="18.1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165cm" svg:height="0.439cm" svg:x="8.642cm" svg:y="18.84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7T15:18:34.271256532</meta:creation-date>
    <dc:date>2020-09-07T15:26:48.250890812</dc:date>
    <meta:editing-duration>PT8M13S</meta:editing-duration>
    <meta:editing-cycles>2</meta:editing-cycles>
    <meta:generator>LibreOffice/6.0.7.3$Linux_X86_64 LibreOffice_project/00m0$Build-3</meta:generator>
    <meta:document-statistic meta:object-count="31"/>
  </office:meta>
</office:document-meta>
</file>